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0000000B40B9D0075F98452E75.png" manifest:media-type="image/png"/>
  <manifest:file-entry manifest:full-path="Pictures/100002010000042B000002F87EAAA773E7C2B072.png" manifest:media-type="image/png"/>
  <manifest:file-entry manifest:full-path="Pictures/100002010000042B000002F9E25EAEBD8281BBEF.png" manifest:media-type="image/png"/>
  <manifest:file-entry manifest:full-path="Pictures/100002010000042B000002FA3EA9F3F4B3003B7D.png" manifest:media-type="image/png"/>
  <manifest:file-entry manifest:full-path="Pictures/100002010000042B000002FC838DBE6DF608A845.png" manifest:media-type="image/png"/>
  <manifest:file-entry manifest:full-path="Pictures/100002010000042A000002FA0F7E0AAD66B8D5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3" style:family="graphic" style:parent-style-name="objectwithoutfill">
      <style:graphic-properties svg:stroke-width="0.025cm" svg:stroke-color="#000000" draw:marker-start-width="0.229cm" draw:marker-end="Arrow" draw:marker-end-width="0.152cm" draw:fill="solid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45cm" svg:height="3.15cm" svg:x="1.076cm" svg:y="2.905cm">
          <draw:image xlink:href="Pictures/100002010000042A000002FA0F7E0AAD66B8D511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99cm" svg:x="1.076cm" svg:y="7.604cm">
          <draw:image xlink:href="Pictures/100002010000042B000002FC838DBE6DF608A845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99cm" svg:x="8.366cm" svg:y="7.604cm">
          <draw:image xlink:href="Pictures/100002010000042B000002FA3EA9F3F4B3003B7D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99cm" svg:x="15.453cm" svg:y="7.477cm">
          <draw:image xlink:href="Pictures/100002010000042B000002F87EAAA773E7C2B072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124cm" svg:x="15.453cm" svg:y="2.778cm">
          <draw:image xlink:href="Pictures/100002010000042B000002F9E25EAEBD8281BBEF.png" xlink:type="simple" xlink:show="embed" xlink:actuate="onLoad" loext:mime-type="image/png">
            <text:p/>
          </draw:image>
        </draw:frame>
        <draw:frame draw:style-name="gr2" draw:text-style-name="P2" draw:layer="layout" svg:width="0.714cm" svg:height="0.607cm" svg:x="4.964cm" svg:y="7.731cm">
          <draw:text-box>
            <text:p><text:span text:style-name="T1">I</text:span></text:p>
          </draw:text-box>
        </draw:frame>
        <draw:frame draw:style-name="gr2" draw:text-style-name="P2" draw:layer="layout" svg:width="0.714cm" svg:height="0.607cm" svg:x="12.024cm" svg:y="7.733cm">
          <draw:text-box>
            <text:p><text:span text:style-name="T1">II</text:span></text:p>
          </draw:text-box>
        </draw:frame>
        <draw:frame draw:style-name="gr2" draw:text-style-name="P2" draw:layer="layout" svg:width="0.782cm" svg:height="0.607cm" svg:x="19.014cm" svg:y="7.632cm">
          <draw:text-box>
            <text:p><text:span text:style-name="T1">III</text:span></text:p>
          </draw:text-box>
        </draw:frame>
        <draw:line draw:style-name="gr3" draw:text-style-name="P3" draw:layer="layout" svg:x1="6.482cm" svg:y1="9.255cm" svg:x2="7.244cm" svg:y2="9.255cm">
          <text:p/>
        </draw:line>
        <draw:line draw:style-name="gr3" draw:text-style-name="P3" draw:layer="layout" svg:x1="13.776cm" svg:y1="9.255cm" svg:x2="14.538cm" svg:y2="9.255cm">
          <text:p/>
        </draw:line>
        <draw:line draw:style-name="gr3" draw:text-style-name="P3" draw:layer="layout" svg:x1="2.778cm" svg:y1="6.334cm" svg:x2="2.778cm" svg:y2="7.096cm">
          <text:p/>
        </draw:line>
        <draw:line draw:style-name="gr3" draw:text-style-name="P3" draw:layer="layout" svg:x1="17.764cm" svg:y1="6.969cm" svg:x2="17.764cm" svg:y2="6.207cm">
          <text:p/>
        </draw:line>
        <draw:frame draw:style-name="gr4" draw:text-style-name="P2" draw:layer="layout" svg:width="2.286cm" svg:height="0.635cm" svg:x="1.762cm" svg:y="1.889cm">
          <draw:text-box>
            <text:p><text:span text:style-name="T1">First image</text:span></text:p>
          </draw:text-box>
        </draw:frame>
        <draw:frame draw:style-name="gr4" draw:text-style-name="P2" draw:layer="layout" svg:width="2.286cm" svg:height="0.635cm" svg:x="16.462cm" svg:y="1.89cm">
          <draw:text-box>
            <text:p><text:span text:style-name="T1">Last image</text:span></text:p>
          </draw:text-box>
        </draw:frame>
        <draw:frame draw:style-name="gr1" draw:text-style-name="P1" draw:layer="layout" svg:width="8.382cm" svg:height="6.274cm" svg:x="6.334cm" svg:y="1cm">
          <draw:image xlink:href="Pictures/1000020100000F0000000B40B9D0075F98452E75.png" xlink:type="simple" xlink:show="embed" xlink:actuate="onLoad" loext:mime-type="image/png">
            <text:p/>
          </draw:image>
        </draw:frame>
        <draw:frame draw:style-name="gr2" draw:text-style-name="P2" draw:layer="layout" svg:width="0.714cm" svg:height="0.607cm" svg:x="8.164cm" svg:y="4.432cm">
          <draw:text-box>
            <text:p><text:span text:style-name="T1">I</text:span></text:p>
          </draw:text-box>
        </draw:frame>
        <draw:frame draw:style-name="gr2" draw:text-style-name="P2" draw:layer="layout" svg:width="0.714cm" svg:height="0.607cm" svg:x="9.324cm" svg:y="1.634cm">
          <draw:text-box>
            <text:p><text:span text:style-name="T1">II</text:span></text:p>
          </draw:text-box>
        </draw:frame>
        <draw:frame draw:style-name="gr2" draw:text-style-name="P2" draw:layer="layout" svg:width="0.782cm" svg:height="0.607cm" svg:x="12.014cm" svg:y="5.633cm">
          <draw:text-box>
            <text:p><text:span text:style-name="T1">II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7:07:24.585685311</meta:creation-date>
    <dc:date>2022-08-10T22:01:30.547906295</dc:date>
    <meta:editing-duration>PT19M26S</meta:editing-duration>
    <meta:editing-cycles>4</meta:editing-cycles>
    <meta:generator>LibreOffice/6.4.7.2$Linux_X86_64 LibreOffice_project/40$Build-2</meta:generator>
    <meta:document-statistic meta:object-count="18"/>
  </office:meta>
</office:document-meta>
</file>